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Add first are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0:42:52.48</meta:creation-date>
    <dc:date>2023-05-13T10:53:40.13</dc:date>
    <dc:creator>Shiga Takashi</dc:creator>
    <meta:editing-duration>PT1M8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4" meta:character-count="18"/>
  </office:meta>
</office:document-meta>
</file>